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ffcc" draw:textarea-vertical-align="middle"/>
    </style:style>
    <style:style style:name="gr2" style:family="graphic" style:parent-style-name="standard">
      <style:graphic-properties draw:stroke="none" svg:stroke-color="#000000" draw:fill="solid" draw:fill-color="#3399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9cm"/>
    </style:style>
    <style:style style:name="gr5" style:family="graphic" style:parent-style-name="standard">
      <style:graphic-properties draw:stroke="none" svg:stroke-color="#000000" draw:fill="solid" draw:fill-color="#66ff66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1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8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6.877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ffffff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color="#000000"/>
    </style:style>
    <style:style style:name="T2" style:family="text">
      <style:text-properties fo:color="#ffffff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7cm" svg:height="8cm" svg:x="1cm" svg:y="12cm">
            <text:p/>
          </draw:rect>
          <draw:rect draw:style-name="gr2" draw:text-style-name="P1" draw:layer="layout" svg:width="5cm" svg:height="5cm" svg:x="2cm" svg:y="14cm">
            <text:p/>
          </draw:rect>
          <draw:frame draw:style-name="gr3" draw:text-style-name="P2" draw:layer="layout" svg:width="3.283cm" svg:height="0.963cm" svg:x="2.897cm" svg:y="12.537cm">
            <draw:text-box>
              <text:p text:style-name="P2"><text:span text:style-name="T1">docker #1</text:span></text:p>
            </draw:text-box>
          </draw:frame>
          <draw:frame draw:style-name="gr4" draw:text-style-name="P3" draw:layer="layout" svg:width="3.99cm" svg:height="0.963cm" svg:x="2.5cm" svg:y="14.5cm">
            <draw:text-box>
              <text:p text:style-name="P3"><text:span text:style-name="T2">GlassCat #1</text:span></text:p>
            </draw:text-box>
          </draw:frame>
          <draw:rect draw:style-name="gr5" draw:text-style-name="P1" draw:layer="layout" svg:width="3cm" svg:height="2cm" svg:x="3cm" svg:y="16cm">
            <text:p/>
          </draw:rect>
          <draw:frame draw:style-name="gr6" draw:text-style-name="P2" draw:layer="layout" svg:width="2.534cm" svg:height="0.963cm" svg:x="3.198cm" svg:y="16.538cm">
            <draw:text-box>
              <text:p text:style-name="P2"><text:span text:style-name="T1">EJP #1</text:span></text:p>
            </draw:text-box>
          </draw:frame>
          <draw:rect draw:style-name="gr1" draw:text-style-name="P1" draw:layer="layout" svg:width="7cm" svg:height="8cm" svg:x="9cm" svg:y="12cm">
            <text:p/>
          </draw:rect>
          <draw:rect draw:style-name="gr2" draw:text-style-name="P1" draw:layer="layout" svg:width="5cm" svg:height="5cm" svg:x="10cm" svg:y="14cm">
            <text:p/>
          </draw:rect>
          <draw:frame draw:style-name="gr3" draw:text-style-name="P2" draw:layer="layout" svg:width="3.283cm" svg:height="0.963cm" svg:x="10.897cm" svg:y="12.537cm">
            <draw:text-box>
              <text:p text:style-name="P2"><text:span text:style-name="T1">docker #2</text:span></text:p>
            </draw:text-box>
          </draw:frame>
          <draw:frame draw:style-name="gr4" draw:text-style-name="P3" draw:layer="layout" svg:width="3.99cm" svg:height="0.963cm" svg:x="10.5cm" svg:y="14.5cm">
            <draw:text-box>
              <text:p text:style-name="P3"><text:span text:style-name="T2">GlassCat #2</text:span></text:p>
            </draw:text-box>
          </draw:frame>
          <draw:rect draw:style-name="gr5" draw:text-style-name="P1" draw:layer="layout" svg:width="3cm" svg:height="2cm" svg:x="11cm" svg:y="16cm">
            <text:p/>
          </draw:rect>
          <draw:frame draw:style-name="gr6" draw:text-style-name="P2" draw:layer="layout" svg:width="2.534cm" svg:height="0.963cm" svg:x="11.198cm" svg:y="16.538cm">
            <draw:text-box>
              <text:p text:style-name="P2"><text:span text:style-name="T1">EJP #2</text:span></text:p>
            </draw:text-box>
          </draw:frame>
          <draw:rect draw:style-name="gr1" draw:text-style-name="P1" draw:layer="layout" svg:width="7cm" svg:height="8cm" svg:x="17cm" svg:y="12cm">
            <text:p/>
          </draw:rect>
          <draw:rect draw:style-name="gr5" draw:text-style-name="P1" draw:layer="layout" svg:width="5cm" svg:height="5cm" svg:x="18cm" svg:y="14cm">
            <text:p/>
          </draw:rect>
          <draw:frame draw:style-name="gr3" draw:text-style-name="P2" draw:layer="layout" svg:width="3.283cm" svg:height="0.963cm" svg:x="18.897cm" svg:y="12.537cm">
            <draw:text-box>
              <text:p text:style-name="P2"><text:span text:style-name="T1">docker #3</text:span></text:p>
            </draw:text-box>
          </draw:frame>
          <draw:frame draw:style-name="gr4" draw:layer="layout" svg:width="3.99cm" svg:height="0.963cm" svg:x="18.5cm" svg:y="14.5cm">
            <draw:text-box>
              <text:p>GlassCat #3</text:p>
            </draw:text-box>
          </draw:frame>
          <draw:rect draw:style-name="gr2" draw:text-style-name="P1" draw:layer="layout" svg:width="3cm" svg:height="2cm" svg:x="19cm" svg:y="16cm">
            <text:p/>
          </draw:rect>
          <draw:frame draw:style-name="gr6" draw:text-style-name="P3" draw:layer="layout" svg:width="2.534cm" svg:height="0.963cm" svg:x="19.198cm" svg:y="16.538cm">
            <draw:text-box>
              <text:p><text:span text:style-name="T2">EJP #3</text:span></text:p>
            </draw:text-box>
          </draw:frame>
          <draw:rect draw:style-name="gr2" draw:text-style-name="P1" draw:layer="layout" svg:width="23cm" svg:height="8cm" svg:x="1cm" svg:y="2cm">
            <text:p/>
          </draw:rect>
          <draw:rect draw:style-name="gr5" draw:text-style-name="P1" draw:layer="layout" svg:width="13cm" svg:height="5cm" svg:x="2cm" svg:y="4cm">
            <text:p/>
          </draw:rect>
          <draw:frame draw:style-name="gr7" draw:text-style-name="P3" draw:layer="layout" svg:width="4.608cm" svg:height="0.963cm" svg:x="1.897cm" svg:y="2.537cm">
            <draw:text-box>
              <text:p><text:span text:style-name="T2">GlassCat</text:span></text:p>
            </draw:text-box>
          </draw:frame>
          <draw:frame draw:style-name="gr8" draw:layer="layout" svg:width="2.686cm" svg:height="0.963cm" svg:x="2.5cm" svg:y="4.5cm">
            <draw:text-box>
              <text:p>EJP #1</text:p>
            </draw:text-box>
          </draw:frame>
          <draw:rect draw:style-name="gr2" draw:text-style-name="P1" draw:layer="layout" svg:width="3cm" svg:height="2cm" svg:x="3cm" svg:y="6cm">
            <text:p/>
          </draw:rect>
          <draw:frame draw:style-name="gr9" draw:text-style-name="P3" draw:layer="layout" svg:width="2.839cm" svg:height="0.963cm" svg:x="3.198cm" svg:y="6.538cm">
            <draw:text-box>
              <text:p><text:span text:style-name="T2">EJM #1</text:span></text:p>
            </draw:text-box>
          </draw:frame>
          <draw:rect draw:style-name="gr2" draw:text-style-name="P1" draw:layer="layout" svg:width="3cm" svg:height="2cm" svg:x="7cm" svg:y="6cm">
            <text:p/>
          </draw:rect>
          <draw:frame draw:style-name="gr9" draw:text-style-name="P3" draw:layer="layout" svg:width="2.839cm" svg:height="0.963cm" svg:x="7.099cm" svg:y="6.539cm">
            <draw:text-box>
              <text:p><text:span text:style-name="T2">EJM #2</text:span></text:p>
            </draw:text-box>
          </draw:frame>
          <draw:rect draw:style-name="gr2" draw:text-style-name="P1" draw:layer="layout" svg:width="3cm" svg:height="2cm" svg:x="11.001cm" svg:y="6cm">
            <text:p/>
          </draw:rect>
          <draw:frame draw:style-name="gr9" draw:text-style-name="P3" draw:layer="layout" svg:width="2.839cm" svg:height="0.963cm" svg:x="11.199cm" svg:y="6.538cm">
            <draw:text-box>
              <text:p><text:span text:style-name="T2">EJM #3</text:span></text:p>
            </draw:text-box>
          </draw:frame>
          <draw:rect draw:style-name="gr2" draw:text-style-name="P1" draw:layer="layout" svg:width="5cm" svg:height="5cm" svg:x="18cm" svg:y="14cm">
            <text:p/>
          </draw:rect>
          <draw:frame draw:style-name="gr4" draw:text-style-name="P3" draw:layer="layout" svg:width="3.99cm" svg:height="0.963cm" svg:x="18.5cm" svg:y="14.5cm">
            <draw:text-box>
              <text:p text:style-name="P3"><text:span text:style-name="T2">GlassCat #3</text:span></text:p>
            </draw:text-box>
          </draw:frame>
          <draw:rect draw:style-name="gr5" draw:text-style-name="P1" draw:layer="layout" svg:width="3cm" svg:height="2cm" svg:x="19cm" svg:y="16cm">
            <text:p/>
          </draw:rect>
          <draw:frame draw:style-name="gr6" draw:text-style-name="P2" draw:layer="layout" svg:width="2.534cm" svg:height="0.963cm" svg:x="19.198cm" svg:y="16.538cm">
            <draw:text-box>
              <text:p text:style-name="P2"><text:span text:style-name="T1">EJP #3</text:span></text:p>
            </draw:text-box>
          </draw:frame>
          <draw:rect draw:style-name="gr5" draw:text-style-name="P1" draw:layer="layout" svg:width="6cm" svg:height="5cm" svg:x="17cm" svg:y="4cm">
            <text:p/>
          </draw:rect>
          <draw:frame draw:style-name="gr8" draw:layer="layout" svg:width="2.686cm" svg:height="0.963cm" svg:x="17.8cm" svg:y="4.5cm">
            <draw:text-box>
              <text:p>EJP #2</text:p>
            </draw:text-box>
          </draw:frame>
          <draw:frame draw:style-name="gr10" draw:layer="layout" svg:width="7.69cm" svg:height="0.963cm" svg:x="0.8cm" svg:y="10.9cm">
            <draw:text-box>
              <text:p>Micro-project Architecture</text:p>
            </draw:text-box>
          </draw:frame>
          <draw:frame draw:style-name="gr11" draw:layer="layout" svg:width="7.373cm" svg:height="0.963cm" svg:x="0.8cm" svg:y="0.901cm">
            <draw:text-box>
              <text:p>JavaEE-like Architecture</text:p>
            </draw:text-box>
          </draw:frame>
          <draw:frame draw:style-name="gr12" draw:text-style-name="P5" draw:layer="layout" svg:width="7.377cm" svg:height="1.207cm" svg:x="16.8cm" svg:y="10.401cm">
            <draw:text-box>
              <text:p text:style-name="P4"><text:span text:style-name="T3">EJP = Enterprise JavaScript Project</text:span></text:p>
              <text:p text:style-name="P4"><text:span text:style-name="T3">EJM = Enterprise JavaScript Modul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31T12:31:10.35</meta:creation-date>
    <dc:date>2017-01-03T17:51:16.42</dc:date>
    <meta:editing-duration>PT25M6S</meta:editing-duration>
    <meta:editing-cycles>9</meta:editing-cycles>
    <meta:generator>OpenOffice/4.1.3$Win32 OpenOffice.org_project/413m1$Build-9783</meta:generator>
    <meta:document-statistic meta:object-count="38"/>
  </office:meta>
</office:document-meta>
</file>